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2AB89846B37A4F6E344.png" manifest:media-type="image/png"/>
  <manifest:file-entry manifest:full-path="Pictures/1000000100000376000001B319EFBD56B6E6C6CA.png" manifest:media-type="image/png"/>
  <manifest:file-entry manifest:full-path="Pictures/10000001000003BE0000018524F6F49EC0FCBE95.png" manifest:media-type="image/png"/>
  <manifest:file-entry manifest:full-path="Pictures/1000000100000376000001B3441257926BCF501B.png" manifest:media-type="image/png"/>
  <manifest:file-entry manifest:full-path="Pictures/10000001000003BE00000185DEF472B202BD42BF.png" manifest:media-type="image/png"/>
  <manifest:file-entry manifest:full-path="Pictures/10000001000003BE000003A4013AC95EC5CD9A58.png" manifest:media-type="image/png"/>
  <manifest:file-entry manifest:full-path="Pictures/1000000100000376000001B35D8F6EA685D4CB21.png" manifest:media-type="image/png"/>
  <manifest:file-entry manifest:full-path="Pictures/10000001000003BE0000018508288A7EBE6CB59E.png" manifest:media-type="image/png"/>
  <manifest:file-entry manifest:full-path="Pictures/10000001000003BD0000020293138F64D889615F.png" manifest:media-type="image/png"/>
  <manifest:file-entry manifest:full-path="Pictures/10000001000003BD000003F99E0E4A6D4F7FCE14.png" manifest:media-type="image/png"/>
  <manifest:file-entry manifest:full-path="Pictures/1000000100000376000001B30DFB3732A7B192DE.png" manifest:media-type="image/png"/>
  <manifest:file-entry manifest:full-path="Pictures/1000000100000376000001B3DBDB0855B4DC8133.png" manifest:media-type="image/png"/>
  <manifest:file-entry manifest:full-path="Pictures/10000001000003C5000003FDDBF87CF3C8E266F0.png" manifest:media-type="image/png"/>
  <manifest:file-entry manifest:full-path="Pictures/100000010000031A000002AB9EBD59353A86A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cm" svg:y="0cm" svg:width="17cm" svg:height="6.902cm" draw:z-index="0"><draw:image xlink:href="Pictures/10000001000003BE0000018508288A7EBE6CB59E.png" xlink:type="simple" xlink:show="embed" xlink:actuate="onLoad" draw:mime-type="image/png"/></draw:frame><draw:frame draw:style-name="fr3" draw:name="Image2" text:anchor-type="char" svg:x="-0.079cm" svg:y="7.329cm" svg:width="17cm" svg:height="6.902cm" draw:z-index="1"><draw:image xlink:href="Pictures/10000001000003BE0000018524F6F49EC0FCBE95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width="17cm" svg:height="6.902cm" draw:z-index="2"><draw:image xlink:href="Pictures/10000001000003BE00000185DEF472B202BD42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6.538cm" draw:z-index="3"><draw:image xlink:href="Pictures/10000001000003BE000003A4013AC95EC5CD9A5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17cm" svg:height="9.13cm" draw:z-index="4"><draw:image xlink:href="Pictures/10000001000003BD0000020293138F64D889615F.png" xlink:type="simple" xlink:show="embed" xlink:actuate="onLoad" draw:mime-type="image/png"/></draw:frame><text:soft-page-break/></text:p>
      <text:p text:style-name="Standard"/>
      <text:p text:style-name="Standard"><draw:frame draw:style-name="fr1" draw:name="Image6" text:anchor-type="char" svg:width="17cm" svg:height="18.066cm" draw:z-index="5"><draw:image xlink:href="Pictures/10000001000003BD000003F99E0E4A6D4F7FCE14.png" xlink:type="simple" xlink:show="embed" xlink:actuate="onLoad" draw:mime-type="image/png"/></draw:frame><text:soft-page-break/></text:p>
      <text:p text:style-name="Standard"><draw:frame draw:style-name="fr2" draw:name="Image7" text:anchor-type="char" svg:width="17cm" svg:height="8.345cm" draw:z-index="6"><draw:image xlink:href="Pictures/1000000100000376000001B30DFB3732A7B192DE.png" xlink:type="simple" xlink:show="embed" xlink:actuate="onLoad" draw:mime-type="image/png"/></draw:frame><text:soft-page-break/></text:p>
      <text:p text:style-name="Standard"/>
      <text:p text:style-name="Standard"><draw:frame draw:style-name="fr2" draw:name="Image8" text:anchor-type="char" svg:width="17cm" svg:height="8.345cm" draw:z-index="7"><draw:image xlink:href="Pictures/1000000100000376000001B3DBDB0855B4DC8133.png" xlink:type="simple" xlink:show="embed" xlink:actuate="onLoad" draw:mime-type="image/png"/></draw:frame></text:p>
      <text:p text:style-name="Standard"><draw:frame draw:style-name="fr2" draw:name="Image9" text:anchor-type="char" svg:width="17cm" svg:height="8.345cm" draw:z-index="8"><draw:image xlink:href="Pictures/1000000100000376000001B35D8F6EA685D4CB21.png" xlink:type="simple" xlink:show="embed" xlink:actuate="onLoad" draw:mime-type="image/png"/></draw:frame><text:soft-page-break/></text:p>
      <text:p text:style-name="Standard"><draw:frame draw:style-name="fr2" draw:name="Image10" text:anchor-type="char" svg:width="17cm" svg:height="8.345cm" draw:z-index="9"><draw:image xlink:href="Pictures/1000000100000376000001B3441257926BCF501B.png" xlink:type="simple" xlink:show="embed" xlink:actuate="onLoad" draw:mime-type="image/png"/></draw:frame></text:p>
      <text:p text:style-name="Standard"><draw:frame draw:style-name="fr2" draw:name="Image11" text:anchor-type="char" svg:width="17cm" svg:height="8.345cm" draw:z-index="10"><draw:image xlink:href="Pictures/1000000100000376000001B319EFBD56B6E6C6CA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12" text:anchor-type="char" svg:width="17cm" svg:height="17.986cm" draw:z-index="11"><draw:image xlink:href="Pictures/10000001000003C5000003FDDBF87CF3C8E266F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3" text:anchor-type="char" svg:width="17cm" svg:height="14.623cm" draw:z-index="12"><draw:image xlink:href="Pictures/100000010000031A000002AB9EBD59353A86A3D9.png" xlink:type="simple" xlink:show="embed" xlink:actuate="onLoad" draw:mime-type="image/png"/></draw:frame></text:p>
      <text:p text:style-name="Standard"><draw:frame draw:style-name="fr1" draw:name="Image14" text:anchor-type="char" svg:width="17cm" svg:height="14.623cm" draw:z-index="13"><draw:image xlink:href="Pictures/100000010000031A000002AB89846B37A4F6E34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0:15:39.390324272</meta:creation-date>
    <meta:generator>LibreOffice/7.3.7.2$Linux_X86_64 LibreOffice_project/30$Build-2</meta:generator>
    <dc:date>2023-09-29T14:24:28.587470202</dc:date>
    <meta:editing-duration>PT1H29M7S</meta:editing-duration>
    <meta:editing-cycles>17</meta:editing-cycles>
    <meta:document-statistic meta:table-count="0" meta:image-count="14" meta:object-count="0" meta:page-count="13" meta:paragraph-count="0" meta:word-count="0" meta:character-count="0" meta:non-whitespace-character-count="0"/>
  </office:meta>
</office:document-meta>
</file>